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0000009B0000006D4097B0C20.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automatic-styles>
    <style:style style:name="P1" style:family="paragraph" style:parent-style-name="Standard">
      <style:paragraph-properties fo:text-align="justify" style:justify-single-word="false"/>
      <style:text-properties style:font-name="Parisienne" fo:font-style="normal" fo:font-weight="normal" ns42:rsid="00120e98" ns42:paragraph-rsid="00120e98" style:font-style-asian="normal" style:font-weight-asian="normal" style:font-style-complex="normal" style:font-weight-complex="normal"/>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Bold">Milá Mio,</text:p>
      <text:p text:style-name="Normal">v tento sváteční den, kdy láska visí ve vzduchu jako neviditelný, avšak hmatatelný koberec, chci oslavit nejen náš vzájemný vztah, ale také zvláštní pouto, které nás spojuje pod znamením Bůvola. Naše cesty jsou jako propojené stezky v lese, vedené stejnou silnou povahou a vytrvalostí, které nás obklopují a uzemňují. Tvoje přítomnost ve světě je jako břeh řeky, který pevně drží a udržuje tok myšlenek a citů, jenž se vine mé duší.</text:p>
      <text:p text:style-name="Normal">Proto dnes, více než kdy jindy, chci oslavit tu krásu a hloubku, která je naším společným darem od vesmíru. Nechť tvoje cesta je vždy osvětlena moudrostí Razielova, a tajemství, která dešifruješ mezi řádky, ať ti přináší nejen poznání, ale i radost. Svátek svatého Valentýna není jen o láskách prchavých, je o spojeních trvalých a hlubokých, jako je to naše. Sdílet s tebou znamení Bůvola je pro mě cestou a příslibem porozumění, vytrvalosti a nezlomné sounáležitosti.</text:p>
      <text:p text:style-name="Normal">S láskou a obdivem, tvoje spřízněná duše ve znamení Bůvola.</text:p>
      <text:p text:style-name="P1"><draw:frame draw:style-name="fr1" draw:name="Image1" text:anchor-type="char" svg:x="-0.9563in" svg:y="-0.9681in" svg:width="8.2264in" svg:height="5.798in" draw:z-index="0"><draw:image xlink:href="Pictures/10000000000009B0000006D4097B0C20.png" xlink:type="simple" xlink:show="embed" xlink:actuate="onLoad" draw:mime-type="image/png"/></draw:frame></text:p>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font-face-decls>
    <style:font-face style:name="Droid Sans" svg:font-family="'Droid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style:font-face style:name="Parisienne" svg:font-family="Parisienne" style:font-pitch="variable"/>
    <style:font-face style:name="Parisienne1" svg:font-family="Parisienne" style:font-adornments="Regular"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in" fo:margin-bottom="0in" style:contextual-spacing="false" fo:text-align="justify" style:justify-single-word="false"/>
      <style:text-properties style:font-name="Parisienne1" fo:font-family="Parisienne" style:font-style-name="Regular" style:font-pitch="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style style:name="Normal" style:family="text" style:display-name="Normal">
      <style:text-properties fo:font-weight="normal" fo:font-family="Parisienne"/>
    </style:style>
    <style:style style:name="Bold" style:family="paragraph" style:display-name="Bold">
      <style:text-properties fo:font-weight="bold" fo:font-family="Parisienne"/>
    </style:style>
  </office:styles>
  <office:automatic-styles>
    <style:page-layout style:name="Mpm1">
      <style:page-layout-properties fo:page-width="8.2701in" fo:page-height="5.8299in" style:num-format="1" style:print-orientation="landscape"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ns42="http://openoffice.org/2009/office" xmlns:draw="urn:oasis:names:tc:opendocument:xmlns:drawing:1.0" xmlns:svg="urn:oasis:names:tc:opendocument:xmlns:svg-compatible:1.0" xmlns:xlink="http://www.w3.org/1999/xlink" xmlns:loext="urn:org:documentfoundation:names:experimental:office:xmlns:loext:1.0" xmlns:table="urn:oasis:names:tc:opendocument:xmlns:table:1.0" xmlns:manifest="urn:oasis:names:tc:opendocument:xmlns:manifest:1.0" xmlns:chart="urn:oasis:names:tc:opendocument:xmlns:chart:1.0" xmlns:presentation="urn:oasis:names:tc:opendocument:xmlns:presentation:1.0" office:version="1.2">
  <office:meta>
    <meta:creation-date>2024-02-13T12:10:08.813312991</meta:creation-date>
    <dc:date>2024-02-13T16:10:33.366772112</dc:date>
    <meta:editing-duration>PT36M</meta:editing-duration>
    <meta:editing-cycles>8</meta:editing-cycles>
    <meta:document-statistic meta:table-count="0" meta:image-count="1" meta:object-count="0" meta:page-count="1" meta:paragraph-count="0" meta:word-count="0" meta:character-count="0" meta:non-whitespace-character-count="0"/>
    <meta:generator>ODFPY/1.4.1</meta:generator>
  </office:meta>
</office:document-meta>
</file>